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77c85"/>
    </style:style>
    <style:style style:name="P3" style:family="paragraph" style:parent-style-name="Text_20_body">
      <style:text-properties officeooo:paragraph-rsid="00077c85"/>
    </style:style>
    <style:style style:name="P4" style:family="paragraph" style:parent-style-name="Text_20_body">
      <style:paragraph-properties fo:margin-top="0in" fo:margin-bottom="0in" style:contextual-spacing="false" fo:text-align="end" style:justify-single-word="false"/>
    </style:style>
    <style:style style:name="P5" style:family="paragraph" style:parent-style-name="Heading_20_4">
      <style:text-properties fo:font-size="10pt" fo:font-weight="normal" officeooo:paragraph-rsid="000971c9" style:font-size-asian="10pt" style:font-weight-asian="normal" style:font-size-complex="10pt" style:font-weight-complex="normal"/>
    </style:style>
    <style:style style:name="T1" style:family="text">
      <style:text-properties officeooo:rsid="000971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text:span text:style-name="T1">From : http://www.heavenlydoctrines.org/New%20Church%20Life%5C1924_HTML.htm</text:span></text:h>
      <text:h text:style-name="Heading_20_4" text:outline-level="4">TWELVE APOSTLES       Rev. ERNST DELTENRE       1924</text:h>
      <text:p text:style-name="Text_20_body"><text:line-break/>NEW CHURCH LIFE <text:line-break/>VOL. XLIV JANUARY, 1924          No. 1 <text:line-break/>     (Delivered at the British Assembly, 1923.) <text:line-break/><text:line-break/>     According to the Gospel of Matthew, the names of the twelve apostles, in the order of their call by the Lord, are these: <text:line-break/><text:line-break/>     "First, Simon, who is called Peter, and Andrew his brother; <text:line-break/><text:line-break/>     James, the son of Zebedee, and John his brother; <text:line-break/><text:line-break/>     Philip, and Bartholomew; <text:line-break/><text:line-break/>     Thomas, and Matthew the publican; <text:line-break/><text:line-break/>     James the son of Alpheus, and Lebbeus, surnamed Thaddeus. <text:line-break/><text:line-break/>     Simon the Canaanite, and Judas Iscariot." (10:2-4.) <text:line-break/><text:line-break/>     By the twelve apostles, as by the twelve tribes of Israel, are represented, in the abstract sense, all the goods and truths of the church, or all things of faith and love; but, in the concrete sense, by the twelve apostles are meant all those who are in the goods and truths of doctrine, and who constitute the church. The number twelve, being the multiple of three and four, signifies what is complete as to truth and as to good. Thus, abstractly, each of the twelve apostles represents some universal or essential of the church, and concretely some universal or essential quality or function of those who constitute the church. The purpose of this exegetical study is to find out the universal and essential qualities or functions which are represented by each one of the twelve apostles, or the essential qualities of those who constitute the church. It would be an interesting study to ascertain the tribe of Israel to which each apostle corresponds, and what essential of the church each apostle represents in the abstract sense; but for the present we must confine ourselves to an endeavor to expound what elements of the church each apostle represents in the concrete sense. <text:line-break/><text:line-break/>     The representations of the first four apostles, and of Judas in the opposite sense, are plainly given in the Writings; but the signification or representation of the seven other apostles must be derived from the meaning of their names, and from what is said concerning them in the Gospels and in the Apostolic writings. It is well known that the names of the persons mentioned in Revelation have essentially no respect to the persons themselves, but to the things which they represent. The things represented by the names are spiritual qualities, spiritual states and functions. To find the spiritual quality or function represented by the persons named in Revelation we must study the meaning of their names, and what they said and did. Thus by investigating the meaning of the names, deeds and actions of those Apostles whose representation is not given in the Writings, we may find the spiritual quality or function which each represents. <text:line-break/><text:line-break/><text:soft-page-break/>     SIMON PETER. <text:line-break/><text:line-break/>     The name "Simon" is derived from a Hebrew verb which means "to hear." By Simon are thus represented those who "hear," who listen to what the Lord has revealed in His Revelation, and who are obedient to the laws of order promulgated by the Lord in His Holy Word. In short, the "Simons" are those who are in the affirmative principle, as it is described in the Writings. By Simon is thus represented the state which introduces into heaven, that is, into the church on earth; for only those who listen to and obey the Revelation, thus only those who recognize and acknowledge the Divine Authority of the Revelation given by the Lord to a specific church, can be introduced into this church. It is because Simon represents the quality which is required, if a man is to enter the church, that he is the first named in the list of the disciples. Those meant by Simon are ready to be introduced into the church by hearkening to and obeying the Revelation, and then they become "Peters." <text:line-break/><text:line-break/>     We read in Matthew 16 that, when Simon had confessed his belief in the Divinity of the Lord, he was named by the Lord "Cephas," a Hebrew name which signifies a rock. </text:p>
      <text:p text:style-name="P4">3</text:p>
      <text:p text:style-name="Horizontal_20_Line"/>
      <text:p text:style-name="P1"><draw:frame draw:style-name="fr1" draw:name="graphics1" text:anchor-type="paragraph" svg:width="6.6665in" svg:height="0.1252in" draw:z-index="0"><draw:image xlink:href="../../../usr/lib64/libreoffice/program/../share/gallery/rulers/blurulr1.gif" xlink:type="simple" xlink:show="embed" xlink:actuate="onLoad"/></draw:frame></text:p>
      <text:p text:style-name="Text_20_body">According to the science of correspondences, "rocks" signify truths, and "The Rock" in the supreme sense signifies the Lord as to Divine Truth, and, in the respective sense, faith in the Lord. The Divine Truth is what establishes the church, and the reception of the Divine Truth in the understanding is what establishes the church in the man who listens to the Revelation and recognizes and acknowledges it to be the Lord. The Christian Church was built on the rock, that is, on the acknowledgment of the Divinity of the Human of the Lord, or, what amounts to the same, on the acknowledgment of the Divinity of the Revelation or Testament given to the Christian Church; for the Lord Jesus Christ was God revealed to man on earth, and every Revelation is also God revealed to man. The Revelation given to the New Church is the Revelation of God on the plane of the rational, or before man's spiritual sight, and the acknowledgment of the Divinity of this Revelation is what establishes the New Church in a man. Those who listen to the Revelation, and who recognize and acknowledge its Authority, and obey it, are those who are represented by Simon; and they are called "Simon Peter" when they recognize and acknowledge intellectually, or by the understanding, the Divinity of the new Revelation. <text:line-break/><text:line-break/>     Thus we see that what establishes the New Church in a man is faith in the Divinity of the Revelation given to the New Church. This faith is the first of the New Church, just as faith in the Divinity of Jesus Christ, and in the Divinity of the New Testament, was the first of the Christian Church. Faith in the Heavenly Doctrine is the foundation-rock on which the New Church is built. Nobody can enter the New Church, and be a member of the Church of the New Jerusalem in reality, without having this faith. It is for this reason that the keys of heaven were given to Simon Peter, who represents the faith that opens to a man the door of the New Church, which is the New Heaven upon earth. <text:line-break/><text:line-break/>     ANDREW. <text:line-break/><text:line-break/>     The second disciple called by the Lord was Andrew. The name "Andrew" is from the Greek, and means a "stout and strong man. In the Apocalypse Explained 821, we are told that Andrew represents the obedience of faith. Andrew is called the brother of Simon Peter. </text:p>
      <text:p text:style-name="P4">4</text:p>
      <text:p text:style-name="Horizontal_20_Line"/>
      <text:p text:style-name="P3"><text:soft-page-break/></text:p>
      <text:p text:style-name="P2"><draw:frame draw:style-name="fr1" draw:name="graphics2" text:anchor-type="paragraph" svg:width="6.6665in" svg:height="0.1252in" draw:z-index="1"><draw:image xlink:href="../../../usr/lib64/libreoffice/program/../share/gallery/rulers/blurulr1.gif" xlink:type="simple" xlink:show="embed" xlink:actuate="onLoad"/></draw:frame></text:p>
      <text:p text:style-name="P3"><text:line-break/>Thus the quality which he represents relates to the will. He represents those who receive the Lord or the Revelation in the will. <text:line-break/><text:line-break/>     Peter and Andrew were the first disciples called by the Lord. We read that Peter was first called by Andrew his brother, and this because, in the abstract, Andrew represents the good of the church, and Peter the truth from good. Nevertheless, Peter is called the first of the apostles, because in point of time truth or faith in the understanding is the first of the church, and as to appearance precedes good, or truth in the will. In fact, truth is the first universal of the church, because a man who is regenerating or becoming a church must first learn the things which belong to truth; for if anything is unknown, as heavenly good is, man must first learn to know that it exists, and must understand its nature before he can will it. <text:line-break/><text:line-break/>     Good is said to be "stout and strong" because truth is made "stout and strong" by good. Truth without good is nothing but a mere speculation of the mind. Good is the soul of truth, and truth is the form of good, as the body is the form of the soul. Truth is the essence of faith, and faith without good is an empty affair. "Faith separated from good is like light without heat." (A. C. 7084.) <text:line-break/><text:line-break/>     By Peter and Andrew are represented all those in whom the marriage of good and truth takes place, and who are in the Lord's kingdom. The church is constituted of Peters and Andrews, and nobody can be a member of the church without possessing the qualities represented by Peter and Andrew; for faith and the good of faith are the two great essentials of the church. A man who is in the state represented by Peter and Andrew is a church. A man who has received the Revelation in his understanding, and who compels himself to obey its precepts, is a Peter and an Andrew. <text:line-break/><text:line-break/>     JAMES. <text:line-break/><text:line-break/>     The Lord, having called Simon Peter and Andrew his brother, "went further, and saw other two brethren, James the son of Zebedee, and John his brother, and He called them, and they followed Him." (Matt. 4:21, 22.) James and John represent two other essentials of the church. </text:p>
      <text:p text:style-name="P4">5</text:p>
      <text:p text:style-name="Horizontal_20_Line"/>
      <text:p text:style-name="P3"/>
      <text:p text:style-name="P2"><draw:frame draw:style-name="fr1" draw:name="graphics3" text:anchor-type="paragraph" svg:width="6.6665in" svg:height="0.1252in" draw:z-index="2"><draw:image xlink:href="../../../usr/lib64/libreoffice/program/../share/gallery/rulers/blurulr1.gif" xlink:type="simple" xlink:show="embed" xlink:actuate="onLoad"/></draw:frame></text:p>
      <text:p text:style-name="P3"><text:line-break/>James, or Jacob, in Hebrew means "he that supplants." James represents charity, which, when the man of the church is making progress in regeneration, supplants faith and the good of faith. Those who are in faith, and in the good of faith, are in the first state of the regenerating man. By the constant learning of the Heavenly Doctrines, and the custom of compelling one's self to live according to them, man becomes delighted with the study of the Doctrines, and loves truth for the sake of truth itself. In obedience, or in the practice of the truths of faith, he no longer feels any compulsion, but a delight. The man of the church who is represented by James is affected by the truth, and loves the truth in others, because he feels and sees that it is by means of truth, and by a life according to it, that he himself and <text:soft-page-break/>mankind attain eternal life. <text:line-break/><text:line-break/>     Thus James represents charity, the internal affection of good and truth, which produces mutual love; for the one who is in this internal affection of good and truth loves also those in whom the goods and truths are received; hence he is willing to do good to them, to instruct and to help them, to bring them to higher states of regeneration. James is called the "son of Zebedee." The meaning of Zebedee is "an abundant portion," or "endowment of Jehovah," and it is by means of abundant and continued obedience to the truth, and an abundant portion of a life of faith which is a gift from the Lord, that man reaches the state meant by James,-the state in which the man of the church perceives charity. <text:line-break/><text:line-break/>     In the first state, before charity is perceived, it appears to man as though faith were in the first place, and charity in the second; but in the second state, when charity is perceived, faith takes the second place, and charity the first. The first state is called reformation, and the second regeneration. Thus charity, in taking the first rank, supplants faith and the good of faith. <text:line-break/><text:line-break/>     JOHN. <text:line-break/><text:line-break/>     John, whose name signifies "the grace, gift or mercy of the Lord," represents the good of charity, or good and truth in act, that is, good works. He is to James what Andrew on a lower plane is to his brother Peter. Faith without the good of faith is nothing but a speculation of the mind, and charity in the will without charity in act, that is, without charity made actual in good works, is mere sentimentality without end and use. </text:p>
      <text:p text:style-name="P4">6</text:p>
      <text:p text:style-name="Horizontal_20_Line"/>
      <text:p text:style-name="P3"/>
      <text:p text:style-name="P2"><draw:frame draw:style-name="fr1" draw:name="graphics4" text:anchor-type="paragraph" svg:width="6.6665in" svg:height="0.1252in" draw:z-index="3"><draw:image xlink:href="../../../usr/lib64/libreoffice/program/../share/gallery/rulers/blurulr1.gif" xlink:type="simple" xlink:show="embed" xlink:actuate="onLoad"/></draw:frame></text:p>
      <text:p text:style-name="P3"><text:line-break/><text:line-break/>     John, brother of James, was beloved by the Lord more than the other disciples, and during the last Passover was allowed to lie on the breast or in the bosom of the Lord, by which is signified the good of charity, which is to do good from willing good; and it is because John represented this good that he was loved by the Lord. <text:line-break/><text:line-break/>     The difference between Andrew and John is, that those represented by Andrew do works from obedience, while those represented by John do works from love. <text:line-break/><text:line-break/>     John is the fourth named of the apostles, but he is in reality the first; for the greatest and first thing of the church is charity. We read: "Faith is only possible with those who are in charity. <text:line-break/>Charity, in its first origin, is the affection of good; and as good loves truth, it produces the affection of truth, and through this the acknowledgment of truth, which is faith: through these in their series the affection of truth comes into manifestation, and becomes charity. This is the progression of charity from its first origin, which is the affection of good, through faith which is the acknowledgment of truth to its end which is charity; the end is act. Hence it is evident how love, which is the affection of good, produces faith, which is the same as the acknowledgment of truth, and through this produces charity, which is the same as the acts of love through faith." (F. <text:line-break/>13.) <text:line-break/><text:soft-page-break/><text:line-break/>     The four apostles, Peter and Andrew, James and John, followed the Lord more than all the rest, and we read in the Gospels, that on many particular and most solemn occasions, as when the Lord ascended the mount of transfiguration, He did not permit any one to follow Him except Peter, James and John. It is also with these three that the Lord spoke concerning the consummation of the age, and concerning His Second Advent. The reason for this is, that the qualities or principles represented by these apostles are the cardinal essentials of the church,-the essentials which make the church to be a church in reality. We read that, when these apostles were together, they represented faith, charity and the works of charity as one. It is said "as one," because there is no faith, which is faith, without charity; and there is no charity, which is charity, without works. (A. E. 821.) <text:line-break/><text:line-break/>     From the fact that the first four apostles followed the Lord more than all the rest, and that they represented the cardinal essentials of the church, we are prone to suppose that the other apostles represented secondary essentials, qualities or functions in the church, which are more or less related to the four cardinal principles, qualities or functions represented by the first four apostles. </text:p>
      <text:p text:style-name="P4">7</text:p>
      <text:p text:style-name="Horizontal_20_Line"/>
      <text:p text:style-name="P2"><draw:frame draw:style-name="fr1" draw:name="graphics5" text:anchor-type="paragraph" svg:width="6.6665in" svg:height="0.1252in" draw:z-index="4"><draw:image xlink:href="../../../usr/lib64/libreoffice/program/../share/gallery/rulers/blurulr1.gif" xlink:type="simple" xlink:show="embed" xlink:actuate="onLoad"/></draw:frame></text:p>
      <text:p text:style-name="P3"><text:line-break/><text:line-break/>Another fact which seems to confirm my supposition is, that the meaning of the representation of the eight remaining apostles is not openly given in the Writings, but has to be investigated by applying the rules of the science of exposition, as drawn from the Writings of the New Church. <text:line-break/><text:line-break/>     PHILIP. <text:line-break/><text:line-break/>     The name of the fifth apostle, Philip, is from the Greek, and means "a lover of horses." It is well known that a horse, according to the science of correspondences, signifies the understanding, intelligence. Philip thus seems to represent those in the church who love to investigate the arcana of faith, those whose function or use is research work for the end of attaining a better and a deeper understanding of the Heavenly Doctrines. Philip belongs to the spiritual class, and is thus related to Peter, or faith. We are told in the Gospel of John, (chapter 12:20, 21), that there were certain Greeks who went to Philip and told him that they desired to see Jesus, and that Philip went and told Andrew, and again that Andrew and Philip went and told Jesus,-an episode which, translated into the spiritual sense, means that some Gentiles who were skilled in the doctrine of correspondences sought acquaintance with the Lord through intelligence (Philip) and the good of faith (Andrew.) <text:line-break/><text:line-break/>     Another episode, showing the quality of the function represented by Philip, is the one related in John 14, when Philip asked the Lord "to show him the Father." This question demonstrates that there was in Philip the desire to investigate by the intelligence (the understanding) the deepest of all the arcana of the faith of the church,-the knowledge of the glorification of the Lord's Humanity, and instruction concerning the Infinite Father and His manifestation or revelation by the Word. <text:line-break/><text:line-break/>     It would seem, therefore, that Philip represents those in the church who are especially devoted to the things of spiritual intelligence, and who give their lives to the development of the spiritual understanding of the Divine Revelation. </text:p>
      <text:p text:style-name="P4"><text:soft-page-break/>8</text:p>
      <text:p text:style-name="P3"><text:line-break/></text:p>
      <text:p text:style-name="P2"><draw:frame draw:style-name="fr1" draw:name="graphics6" text:anchor-type="paragraph" svg:width="6.6665in" svg:height="0.1252in" draw:z-index="5"><draw:image xlink:href="../../../usr/lib64/libreoffice/program/../share/gallery/rulers/blurulr1.gif" xlink:type="simple" xlink:show="embed" xlink:actuate="onLoad"/></draw:frame></text:p>
      <text:p text:style-name="P3">     BARTHOLOMEW. <text:line-break/><text:line-break/>     Bartholomew comes after Philip, and they are in a certain relation, for in the Gospels their two names are united by the copulative "and," which indicates a change of state, but one of less importance, thus a relation between the two; and it also signifies conjunction. (A. C. 4987.) The name "Bartholomew" in the Hebrew means "a son that suspends the waters." "Waters signify the spiritual things of man, the intellectual things of faith." (A. C. 739.) "To suspend the waters" would signify to bring spiritual and intellectual things together, to coordinate them, to embody them as doctrines. Bartholomew seems to be to Philip what Andrew is to Peter. Faith without the good of faith is a mere speculation of the mind. Intellectual research, in which things are not coordinated, compared one with the other, and brought together, may be a delightful work for those meant by Philip, but if the results of their spiritual investigations remain personal to them, if they are not so brought together that the church as a whole may benefit by them and grow as to the understanding of the holy doctrines, such investigations are useless. Here is a lesson for those who are engaged in research work. It is their duty to coordinate the results of their investigations, and to bring them to the church under the form of new doctrines for the benefit of all. <text:line-break/><text:line-break/>     Nothing is said in the New Testament or in the Writings about the doings and the representation of this apostle. He is only mentioned as to his name. We have nothing more than the signification of his name, and the fact that he is associated with Philip, from which to deduce the meaning of this apostle. <text:line-break/><text:line-break/>     THOMAS. <text:line-break/><text:line-break/>     After Philip and Bartholomew comes the apostle Thomas, who is joined to Matthew. The character of Thomas can plainly be deduced from what is said about him in the Gospel. Thomas was unwilling to believe in the Lord's resurrection, unless he saw in the Lord's hands the print of the nails, and put his fingers into the print of the nails, and put his hands into the Lord's side. Thomas, who was a devout follower of the Lord, would not be convinced of His Divinity except by an external way. </text:p>
      <text:p text:style-name="P4">9</text:p>
      <text:p text:style-name="Horizontal_20_Line"/>
      <text:p text:style-name="P3"/>
      <text:p text:style-name="P2"><draw:frame draw:style-name="fr1" draw:name="graphics7" text:anchor-type="paragraph" svg:width="6.6665in" svg:height="0.1252in" draw:z-index="6"><draw:image xlink:href="../../../usr/lib64/libreoffice/program/../share/gallery/rulers/blurulr1.gif" xlink:type="simple" xlink:show="embed" xlink:actuate="onLoad"/></draw:frame></text:p>
      <text:p text:style-name="P3">He represents those who are in sensual faith, a faith separated from the internal acknowledgment of truth, thus a faith of human authority or of miracles, which is a half faith. Hence the name "Thomas" in Hebrew signifies a twin, that is, the half of a double childbirth,- a childbirth signifying the "acknowledgment of truth and good." (A. C. 3905.) <text:line-break/><text:line-break/>     In the New Church, the Thomases are those who are in doubt about the Divinity and the Divine Authority of the Writings, and about the objective reality of the Second Coming of the Lord, which is His second resurrection. They, like Thomas, believe in the new Revelation, but they are not able or willing to perceive its Divinity, and they must be brought into this perception and acknowledgment by <text:soft-page-break/>external arguments and reasonings. <text:line-break/><text:line-break/>     MATTHEW. <text:line-break/><text:line-break/>     Thomas is associated with Matthew, whose name in Hebrew signifies "a gift or a reward." He represents those in the church who are in the natural disposition to give, to assist, to reward people. Thomas stands for natural faith, and his associate Matthew stands for natural good. We read in the Gospels that Matthew was a hospitable man, that he received Jesus and His disciples into his house, and at the same time many publicans and sinners. Like Thomas in respect to truth, he represents the state of those who, whether born in the church or not, eagerly desire to be helpful to others. Being themselves in an initiatory state as to truth, they rush into indiscriminate missionary and other work which they think to be charitable. Matthew thus stands for the imperfect works done by a man at the beginning of his regenerating life,-"works without judgment." (A. C. 6405.) This state, like that represented by Thomas, is not an evil state, unless a man obstinately remains in it, and refuses to go forward in the life of regeneration. <text:line-break/><text:line-break/>     JAMES THE SON OF ALPHEUS. <text:line-break/><text:line-break/>     James in Hebrew means "he who supplants," and Alpheus means "a learned one, a chief." According to my knowledge, nothing is said in the Writings concerning the meaning of this apostle. No particulars about his life and doings are given in the Gospels. </text:p>
      <text:p text:style-name="P4">10</text:p>
      <text:p text:style-name="Horizontal_20_Line"/>
      <text:p text:style-name="P2"><draw:frame draw:style-name="fr1" draw:name="graphics8" text:anchor-type="paragraph" svg:width="6.6665in" svg:height="0.1252in" draw:z-index="7"><draw:image xlink:href="../../../usr/lib64/libreoffice/program/../share/gallery/rulers/blurulr1.gif" xlink:type="simple" xlink:show="embed" xlink:actuate="onLoad"/></draw:frame></text:p>
      <text:p text:style-name="P3">The meaning of his surname suggests that he represents the learned in the church; and his first name, "he who supplants," suggests that this apostle represents the state of those learned men, scientists and philosophers, who, having acquired spiritual knowledges, put such knowledges above all the rest, and use the sciences to confirm the truths of the Word of God. The ordinary scientists in the world, in the cultivation of science, make their beginning from man and nature, and wish to enter into a knowledge of spiritual things by the forbidden way; but those who are meant by "James the son of Alpheus" begin, not from scientifics or matters of science, but from the truths of faith. (A. C. 6047.) By this apostle are meant those in the New Church whose function is to study and to teach the science and the philosophy of the New Church; for this science and this philosophy are "the natural exponent of spiritual and thus of Divine Truth." <text:line-break/><text:line-break/>     LEBBEUS. <text:line-break/><text:line-break/>     Lebbeus follows James the son of Alpheus, and he is surnamed Thaddeus. "Lebbeus" in Hebrew means "a man of heart," and Thaddeus means "one who praises and confesses." To praise the Lord means to worship Him as the only God of heaven and earth, and to confess the Lord means to recognize His quality. Lebbeus, according to the signification of his name and surname, seems to indicate that he represents those in the church who like to meditate on the Word of God and to cultivate worship. Lebbeus is connected or paired with James the son of Alpheus. This suggests that he represents those who, from a study of the science of correspondences and the rites of the Ancient Churches, seek to develop the liturgy and rubrics of the New Church accordingly, and this, not for a vain parade, but for the sake of stimulating the worship of God, and elevating the minds of the members of the church to God. <text:line-break/><text:soft-page-break/><text:line-break/>     Lebbeus may also represent those who, having examined nature in the light of heaven, feel in the presence of the marvels of creation a deep humiliation, and exclaim in adoration: "Great and wonderful are Thy works, O Lord God Almighty!"-confessing "from joy of heart that the Lord alone is the Savior, the Redeemer, and the God of heaven and earth, who created all things, and who alone is to be loved and worshiped." (Apoc. 15:3.) </text:p>
      <text:p text:style-name="P4">11</text:p>
      <text:p text:style-name="Horizontal_20_Line"/>
      <text:p text:style-name="P2"><draw:frame draw:style-name="fr1" draw:name="graphics9" text:anchor-type="paragraph" svg:width="6.6665in" svg:height="0.1252in" draw:z-index="8"><draw:image xlink:href="../../../usr/lib64/libreoffice/program/../share/gallery/rulers/blurulr1.gif" xlink:type="simple" xlink:show="embed" xlink:actuate="onLoad"/></draw:frame></text:p>
      <text:p text:style-name="P3">     SIMON THE CANAANITE. <text:line-break/><text:line-break/>     The eleventh disciple is Simon, surnamed the Canaanite. In explaining the meaning of the apostle Simon Peter, we have seen that Simon in Hebrew means "one who hears and obeys." The difference between the representation of this Simon and the previous one, who was called "Cephas" or "Peter" by the Lord, is involved in his surname of "the Canaanite," which was given to this apostle because he was a native of Cana, a city of Galilee, where the Lord, on the <text:line-break/>occasion of a wedding, performed His miracle by turning water into wine. We are told that Cana in Galilee means the church among the Gentiles. Galilee is called "Galilee of the Gentiles" in Matthew, and Galilee represents the natural degree of the church, or "the church among Gentiles who are in the good of life and receive truths, thus in the conjunction of these, and in combat against evils and falsities." (A. E. 449.) Simon the Canaanite seems thus to represent the gentiles who are well-disposed, who have the quality of Simon, who "hear " the Revelation. They are ignorant, but they are in the affection of truth and ready to obey the truth. Simon the Canaanite seems thus to stand for those in the church who are new converts coming from gentilism, and we are told in the Writings that by the gentiles are meant those who, not having the Word, worship idols but lead a moral life and are obedient and live in mutual charity. A gentile does not necessarily mean "a savage," or a "colored man." In the Christian Church, especially among the Catholics, there are many "gentiles." They are the simple, whose heart is pure, and who are the hope of the New Church. They are also the children born and educated in the New Church. <text:line-break/><text:line-break/>     JUDAS. <text:line-break/><text:line-break/>     The last named of the apostles is Judas, surnamed Iscariot, the one who betrayed the Lord. <text:line-break/><text:line-break/>     The name "Judas" (Judah) means "Confession of Jehovah." In connection with Simon the Canaanite, he represents the ultimate crown and fruition of the precedent states,-celestial love to the Lord, not the natural love of the person of the Lord Jesus Christ, but the celestial love of keeping the precepts of the Lord, the celestial love of the Word, and in the New Church the celestial love of the Lord in His Second Coming, the love of the new Revelatio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Zen Hei" style:font-size-asian="12pt" style:font-weight-asian="bold" style:font-name-complex="Lohit Hindi"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7-13T01:46:59</meta:creation-date>
    <dc:date>2013-07-13T01:49:20</dc:date>
    <dc:creator>Ryan </dc:creator>
    <meta:editing-duration>PT24S</meta:editing-duration>
    <meta:editing-cycles>2</meta:editing-cycles>
    <meta:generator>LibreOffice/3.6$Linux_X86_64 LibreOffice_project/360m1$Build-304</meta:generator>
    <meta:document-statistic meta:table-count="0" meta:image-count="9" meta:object-count="0" meta:page-count="8" meta:paragraph-count="22" meta:word-count="4235" meta:character-count="24522" meta:non-whitespace-character-count="19907"/>
  </office:meta>
</office:document-meta>
</file>